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</text:p>
      <text:p text:style-name="Standard">create or replace view vuequestion1 as select ar.gid, ar.c_ar, ar.l_ar, ar.l_aroff, count(vs.stationcode) as nb_stations_velib, ar.geom</text:p>
      <text:p text:style-name="Standard">from velib_stations vs, arrondissements ar</text:p>
      <text:p text:style-name="Standard">where ST_Contains(ST_Transform(ST_SetSRID(ar.geom, 4326),4326), vs.geom) = true</text:p>
      <text:p text:style-name="Standard">group by ar.gid;</text:p>
      <text:p text:style-name="Standard"/>
      <text:p text:style-name="Standard">3.</text:p>
      <text:p text:style-name="Standard"/>
      <text:p text:style-name="Standard">create or replace view vue_stations_velib_code_postal as </text:p>
      <text:p text:style-name="Standard">select ar.c_arinsee, vs.gid, vs.stationcode, vs.name, vs.capacity, vs.geom</text:p>
      <text:p text:style-name="Standard">from velib_stations vs, arrondissements ar</text:p>
      <text:p text:style-name="Standard">where ST_Contains(ST_Transform(ST_SetSRID(ar.geom, 4326),4326), vs.geom) = true;</text:p>
      <text:p text:style-name="Standard"/>
      <text:p text:style-name="Standard">select distinct cl.gid, cl.libelle, cl.adresse, cl.arr_insee, count(vue_vs.gid) as nb_stations</text:p>
      <text:p text:style-name="Standard">from colleges cl, vue_stations_velib_code_postal vue_vs</text:p>
      <text:p text:style-name="Standard">where cl.arr_insee = vue_vs.c_arinsee</text:p>
      <text:p text:style-name="Standard">group by cl.gid, cl.arr_insee;</text:p>
      <text:p text:style-name="Standard"/>
      <text:p text:style-name="Standard">4.</text:p>
      <text:p text:style-name="Standard">select distinct cl1.gid, cl1.libelle, cl2.gid, cl2.libelle, ST_Intersection(cl1.geom, cl2.geom)</text:p>
      <text:p text:style-name="Standard">from colleges cl1, colleges cl2</text:p>
      <text:p text:style-name="Standard">where cl1.gid != cl2.gid;</text:p>
      <text:p text:style-name="Standard"/>
      <text:p text:style-name="Standard">7.</text:p>
      <text:p text:style-name="Standard">create or replace view vue_geom_ar as select ST_Transform(ST_SetSRID(ar.geom, 4326),4326) as geom from arrondissements ar;</text:p>
      <text:p text:style-name="Standard"/>
      <text:p text:style-name="Standard">select ST_UNION(st_transform) from vue_geom_a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1M11S</meta:editing-duration>
    <meta:editing-cycles>12</meta:editing-cycles>
    <meta:generator>OpenOffice/4.1.14$Win32 OpenOffice.org_project/4114m1$Build-9811</meta:generator>
    <dc:date>2023-12-07T21:27:37.60</dc:date>
    <meta:document-statistic meta:table-count="0" meta:image-count="0" meta:object-count="0" meta:page-count="1" meta:paragraph-count="21" meta:word-count="114" meta:character-count="1069"/>
    <meta:user-defined meta:name="Info 1"/>
    <meta:user-defined meta:name="Info 2"/>
    <meta:user-defined meta:name="Info 3"/>
    <meta:user-defined meta:name="Info 4"/>
  </office:meta>
</office:document-meta>
</file>